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Value</text:p>
          </table:table-cell>
          <table:table-cell table:number-columns-repeated="2" office:value-type="string" calcext:value-type="string">
            <text:p>Mean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Pet i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pet attack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pet health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pet xp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pet food id (-1 for none)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urr Team</text:p>
          </table:table-cell>
          <table:table-cell office:value-type="string" calcext:value-type="string">
            <text:p>empty team slots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Pet id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pet attack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pet health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pet xp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frozen status (0 for unfrozen)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Pet id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pet attack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pet health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pet xp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frozen status (0 for unfrozen)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Pet id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pet attack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pet health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pet xp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frozen status (0 for unfrozen)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ts in Shop</text:p>
          </table:table-cell>
          <table:table-cell office:value-type="string" calcext:value-type="string">
            <text:p>Empty Shop Pet Slot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od in shop</text:p>
          </table:table-cell>
          <table:table-cell office:value-type="string" calcext:value-type="string">
            <text:p>Food Id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 in shop</text:p>
          </table:table-cell>
          <table:table-cell office:value-type="string" calcext:value-type="string">
            <text:p>Frozen Status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 in shop</text:p>
          </table:table-cell>
          <table:table-cell office:value-type="string" calcext:value-type="string">
            <text:p>Food Id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 in shop</text:p>
          </table:table-cell>
          <table:table-cell office:value-type="string" calcext:value-type="string">
            <text:p>Frozen Status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t Last round status (0 for didn’t lose)</text:p>
          </table:table-cell>
          <table:table-cell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ned food cnt</text:p>
          </table:table-cell>
          <table:table-cell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ctions Remaining</text:p>
          </table:table-cell>
          <table:table-cell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ey Remaining</text:p>
          </table:table-cell>
          <table:table-cell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s</text:p>
          </table:table-cell>
          <table:table-cell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ves</text:p>
          </table:table-cell>
          <table:table-cell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n nu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8T19:39:19.547000000</meta:creation-date>
    <dc:date>2023-03-28T19:59:25.952000000</dc:date>
    <meta:editing-duration>PT9M56S</meta:editing-duration>
    <meta:editing-cycles>1</meta:editing-cycles>
    <meta:document-statistic meta:table-count="1" meta:cell-count="261" meta:object-count="0"/>
    <meta:generator>LibreOffice/7.2.6.2$Windows_X86_64 LibreOffice_project/b0ec3a565991f7569a5a7f5d24fed7f52653d754</meta:generator>
  </office:meta>
</office:document-meta>
</file>